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text-align="start" style:justify-single-word="false"/>
      <style:text-properties fo:font-size="14pt" style:text-underline-style="none" style:font-size-asian="14pt" style:font-size-complex="14pt"/>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tole Vercelloni<text:tab/> <text:tab/><text:tab/><text:tab/><text:tab/><text:tab/><text:tab/><text:tab/> <text:s/><text:tab/>LU2IN019</text:p>
      <text:p text:style-name="P3">28602218</text:p>
      <text:p text:style-name="P1">Compte-rendu projet</text:p>
      <text:p text:style-name="P1"/>
      <text:p text:style-name="P2"/>
      <text:p text:style-name="P2">Objectif :</text:p>
      <text:p text:style-name="P3"/>
      <text:p text:style-name="P3">créer un interprète en Ocaml capable d’évaluer des expressions de Scheme.</text:p>
      <text:p text:style-name="P3">La grammaire de Scheme est identique pour chaque expressions, ou s-expressions. On écrit en premier les fonctions/applications puis la suites des arguments.</text:p>
      <text:p text:style-name="P3"/>
      <text:p text:style-name="P3"/>
      <text:p text:style-name="P2">Présentation des fonctions :</text:p>
      <text:p text:style-name="P2"/>
      <text:p text:style-name="P4">La fonction eval :</text:p>
      <text:p text:style-name="P3"><text:tab/>prend en paramètre un environnement et une s-expression sexpr</text:p>
      <text:p text:style-name="P3"><text:tab/>et l’évalue selon la nature de sexpr :</text:p>
      <text:p text:style-name="P3">-Un Atom, <text:s/>elle le retourne simplement, il s'agit des briques de notre language</text:p>
      <text:p text:style-name="P3">-Un Symbol, elle retourne la valeur associé à ce symbol dans l'environnement</text:p>
      <text:p text:style-name="P3">-Un Call d'une liste sexpr, c'est à dire une application, on l'évalue à l'aide de eval_call</text:p>
      <text:p text:style-name="P3"/>
      <text:p text:style-name="P3"><text:span text:style-name="T1">La fonction eval_call</text:span> prend donc en paramètre un env et une sexpr list es</text:p>
      <text:p text:style-name="P3">et teste si l'expression f (en tête de es) est special :</text:p>
      <text:p text:style-name="P3"><text:tab/>-si c'est le cas, on peut appliquer eval_special à env et es</text:p>
      <text:p text:style-name="P3"><text:tab/>-sinon, <text:s/>on évalue tous les éléments de es à l'aide d'un map (ne pas oublier le rev)</text:p>
      <text:p text:style-name="P3"><text:tab/>et on appelle apply sur cette nouvelle liste.</text:p>
      <text:p text:style-name="P3"/>
      <text:p text:style-name="P3">Dans le cas de <text:span text:style-name="T1">eval_special,</text:span></text:p>
      <text:p text:style-name="P3"><text:tab/>les Special comprennent :</text:p>
      <text:p text:style-name="P3"><text:tab/><text:tab/>-le if</text:p>
      <text:p text:style-name="P3"><text:tab/><text:tab/>-lambda</text:p>
      <text:p text:style-name="P3"><text:tab/><text:tab/>-let</text:p>
      <text:p text:style-name="P3">Pour le if, il faut dans le cas où la première expression est vraie évaluer la seconde et dans le cas où elle est fausse, évaluer la 3ème</text:p>
      <text:p text:style-name="P3">Pour Lambda, </text:p>
      <text:p text:style-name="P3">Pour let, on peut réutiliser lambda en réorganisant les arguments</text:p>
      <text:p text:style-name="P3"/>
      <text:p text:style-name="P3">Regardons maintenant la fonction <text:span text:style-name="T1">apply </text:span>:</text:p>
      <text:p text:style-name="P3">elle prend en argument une sexpr list es et :</text:p>
      <text:p text:style-name="P3">-si la tête de liste est une primitive, on lance la fonction apply_primitive</text:p>
      <text:p text:style-name="P3">-si la tête de liste est une fonction, on lance apply_function</text:p>
      <text:p text:style-name="P3"/>
      <text:p text:style-name="P3"><text:span text:style-name="T1">apply_primitive</text:span> prend en paramètre une primitive et une liste d'expressions (les <text:soft-page-break/>arguments) et selon la primitive, l'applique.</text:p>
      <text:p text:style-name="P3">On a les primitives simple +,-,*,/ qui prennent deux Atom(Int ..)</text:p>
      <text:p text:style-name="P3">puis les primitives de « tests » qui retourne des booleans</text:p>
      <text:p text:style-name="P3">et enfin les primitives sur les listes, notamment :</text:p>
      <text:p text:style-name="P3">cons qui construit une liste à partir d'un élément et d'une liste</text:p>
      <text:p text:style-name="P3">car qui récupère la tête et Cdr qui récupère le reste.</text:p>
      <text:p text:style-name="P3"/>
      <text:p text:style-name="P3">a<text:span text:style-name="T1">pply_function</text:span> prend une liste vf v1 … vn de couple (env,code) <text:s/>avec :</text:p>
      <text:p text:style-name="P3">env l'environnement et code un couple (xs,e) avec xs la liste des arguments de vf</text:p>
      <text:p text:style-name="P3">Tout d'abord, cette fonction enrichie l'environnement env en liant les xk aux vk</text:p>
      <text:p text:style-name="P3">pour après pouvoir évaluer e dans le nouvel environnement.</text:p>
      <text:p text:style-name="P3"/>
      <text:p text:style-name="P3">Penchons nous sur la fonction <text:span text:style-name="T1">extend_env</text:span> :</text:p>
      <text:p text:style-name="P3">elle prend donc <text:s/>en argument un env, une string list et une secpr list et</text:p>
      <text:p text:style-name="P3">utilise la fonction combine du module list pour concaténer à env la liste des couples</text:p>
      <text:p text:style-name="P3"/>
      <text:p text:style-name="P3"/>
      <text:p text:style-name="P2">Quelques tests :</text:p>
      <text:p text:style-name="P2"/>
      <text:p text:style-name="P3">Avec toutes ces fonctions, nous sommes maintenant en mesure d'effectuer quelques tests, seulement, je n'ai réussi à faire fonctionner le parser donc ce n’est pas idéal.</text:p>
      <text:p text:style-name="P3"/>
      <text:p text:style-name="P3">D'abord, on a la fonction multete, qui prend en paramètre un entier m et une liste l, et qui multiplie la tête de l par m.</text:p>
      <text:p text:style-name="P3">On utilise pour cela d'abord la primitive Cons pour créer une s-expression de type List, puis en utilisant les primitives mul et Car, on calcul le produit.</text:p>
      <text:p text:style-name="P3">On a pour cette fonction appelé eval, <text:s/>qui a trouvé un Call donc appliqué eval_call.</text:p>
      <text:p text:style-name="P3">Il n'y avait pas de special donc on a fait apply, une primitive à été trouvée et appliqués sur les arguments.</text:p>
      <text:p text:style-name="P3"/>
      <text:p text:style-name="P3">Ensuite, j'ai crée une nouvelle primitive Estdivisable (il faut utiliser une autre primitive car je n'ai pas la possibilité d'en rajouter sue LearnOcaml) qui test si un entier m est divisible par n.</text:p>
      <text:p text:style-name="P3"/>
      <text:p text:style-name="P3">J'ai ensuite utilisé cette primitive pour faire une fonction qui teste qui un nombre est premier. Dans cette fonction, j'ai également utilisé le Special If.</text:p>
      <text:p text:style-name="P3">Elle retourne un Atom(Bool true) si x est premier Atom(Bool false ) sinon.</text:p>
      <text:p text:style-name="P3"/>
      <text:p text:style-name="P3">Enfin, j'ai testé le Special lambda en faisant une fonction qui à x |-&gt; x*a avec a=7</text:p>
      <text:p text:style-name="P3"/>
      <text:p text:style-name="P5">Conclusion :</text:p>
      <text:p text:style-name="P3"/>
      <text:p text:style-name="P3">Créer un exécutable aurait été plus pratique, mais j'ai bien pu cerner les enjeux de ce projet et explorer les différentes possibilités de cet interprète. Cela m'a permis d’accroître ma compréhension de la programmation fonctionnelle. <text:s/></text:p>
      <text:p text:style-name="P3"><text:soft-page-break/><text:s/></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tole Vercelloni</meta:initial-creator>
    <meta:creation-date>2021-07-04T17:35:00.67</meta:creation-date>
    <meta:generator>OpenOffice/4.1.9$Win32 OpenOffice.org_project/419m1$Build-9805</meta:generator>
    <meta:document-statistic meta:table-count="0" meta:image-count="0" meta:object-count="0" meta:page-count="3" meta:paragraph-count="56" meta:word-count="664" meta:character-count="3856"/>
    <dc:date>2021-07-04T19:15:08.02</dc:date>
    <dc:creator>Anatole Vercelloni</dc:creator>
    <meta:editing-duration>PT1H40M8S</meta:editing-duration>
    <meta:editing-cycles>1</meta:editing-cycles>
  </office:meta>
</office:document-meta>
</file>